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3c6c4c" fo:background-color="#ffffff"/>
    </style:style>
    <style:style style:name="P4" style:family="paragraph" style:parent-style-name="Standard">
      <style:text-properties fo:color="#000000" style:font-name="Droid Sans Mono" fo:font-size="10.5pt" fo:font-weight="normal" officeooo:paragraph-rsid="00264294" fo:background-color="#ffffff"/>
    </style:style>
    <style:style style:name="P5" style:family="paragraph" style:parent-style-name="Standard">
      <style:paragraph-properties style:line-height-at-least="0.503cm"/>
      <style:text-properties fo:color="#000000" fo:background-color="#ffffff"/>
    </style:style>
    <style:style style:name="P6" style:family="paragraph" style:parent-style-name="Text_20_body">
      <style:text-properties officeooo:rsid="0012b61e" officeooo:paragraph-rsid="0012b61e"/>
    </style:style>
    <style:style style:name="P7" style:family="paragraph" style:parent-style-name="Text_20_body">
      <style:text-properties officeooo:paragraph-rsid="0081b387"/>
    </style:style>
    <style:style style:name="P8" style:family="paragraph" style:parent-style-name="Text_20_body">
      <style:text-properties officeooo:paragraph-rsid="00845714"/>
    </style:style>
    <style:style style:name="P9" style:family="paragraph" style:parent-style-name="Text_20_body">
      <style:text-properties officeooo:paragraph-rsid="00867658"/>
    </style:style>
    <style:style style:name="P10" style:family="paragraph" style:parent-style-name="Text_20_body">
      <style:text-properties officeooo:paragraph-rsid="00884fa4"/>
    </style:style>
    <style:style style:name="P11" style:family="paragraph" style:parent-style-name="Text_20_body">
      <style:text-properties officeooo:paragraph-rsid="008d2227"/>
    </style:style>
    <style:style style:name="P12" style:family="paragraph" style:parent-style-name="Text_20_body">
      <style:paragraph-properties fo:text-align="justify" style:justify-single-word="false"/>
      <style:text-properties officeooo:rsid="00941cda" officeooo:paragraph-rsid="00941cda"/>
    </style:style>
    <style:style style:name="P13" style:family="paragraph" style:parent-style-name="Text_20_body">
      <style:paragraph-properties fo:text-align="justify" style:justify-single-word="false"/>
      <style:text-properties officeooo:rsid="001ebfbc" officeooo:paragraph-rsid="001ebfbc"/>
    </style:style>
    <style:style style:name="P14" style:family="paragraph" style:parent-style-name="Text_20_body">
      <style:paragraph-properties fo:text-align="justify" style:justify-single-word="false"/>
      <style:text-properties officeooo:rsid="009ac800" officeooo:paragraph-rsid="009ac800"/>
    </style:style>
    <style:style style:name="P15" style:family="paragraph" style:parent-style-name="Text_20_body">
      <style:paragraph-properties fo:text-align="justify" style:justify-single-word="false"/>
      <style:text-properties officeooo:rsid="00cf4da5" officeooo:paragraph-rsid="00cf4da5"/>
    </style:style>
    <style:style style:name="P16" style:family="paragraph" style:parent-style-name="Text_20_body">
      <style:paragraph-properties fo:text-align="justify" style:justify-single-word="false"/>
      <style:text-properties officeooo:rsid="00dcb003" officeooo:paragraph-rsid="00dcb003"/>
    </style:style>
    <style:style style:name="P17" style:family="paragraph" style:parent-style-name="Text_20_body">
      <style:paragraph-properties fo:text-align="justify" style:justify-single-word="false"/>
      <style:text-properties officeooo:rsid="00eb8cf3" officeooo:paragraph-rsid="00eb8cf3"/>
    </style:style>
    <style:style style:name="P18" style:family="paragraph" style:parent-style-name="Text_20_body">
      <style:paragraph-properties fo:text-align="justify" style:justify-single-word="false"/>
      <style:text-properties officeooo:rsid="00ff7e67" officeooo:paragraph-rsid="00ff7e67"/>
    </style:style>
    <style:style style:name="P19" style:family="paragraph" style:parent-style-name="Footer">
      <style:paragraph-properties fo:text-align="center" style:justify-single-word="false"/>
      <style:text-properties officeooo:paragraph-rsid="00148fc3"/>
    </style:style>
    <style:style style:name="P20" style:family="paragraph" style:parent-style-name="Footer">
      <style:paragraph-properties fo:text-align="center" style:justify-single-word="false"/>
      <style:text-properties officeooo:rsid="0012b61e" officeooo:paragraph-rsid="00148fc3"/>
    </style:style>
    <style:style style:name="P21" style:family="paragraph" style:parent-style-name="Subtitle">
      <style:text-properties officeooo:rsid="0012b61e" officeooo:paragraph-rsid="0012b61e"/>
    </style:style>
    <style:style style:name="P22" style:family="paragraph" style:parent-style-name="Title">
      <style:text-properties fo:font-size="20pt" style:font-size-asian="20pt" style:font-size-complex="20pt"/>
    </style:style>
    <style:style style:name="P23" style:family="paragraph" style:parent-style-name="Heading">
      <style:text-properties officeooo:rsid="003c6c4c" officeooo:paragraph-rsid="003c6c4c"/>
    </style:style>
    <style:style style:name="P24" style:family="paragraph" style:parent-style-name="Heading">
      <style:text-properties officeooo:rsid="003c6c4c" officeooo:paragraph-rsid="0041b302"/>
    </style:style>
    <style:style style:name="P25" style:family="paragraph" style:parent-style-name="Heading">
      <style:text-properties officeooo:rsid="00264294" officeooo:paragraph-rsid="00264294"/>
    </style:style>
    <style:style style:name="P26" style:family="paragraph" style:parent-style-name="Heading">
      <style:paragraph-properties fo:break-before="page"/>
    </style:style>
    <style:style style:name="P27" style:family="paragraph" style:parent-style-name="Heading">
      <style:paragraph-properties fo:break-before="page"/>
      <style:text-properties officeooo:rsid="003c6c4c" officeooo:paragraph-rsid="0041b302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32" style:family="paragraph" style:parent-style-name="Heading_20_2">
      <style:text-properties officeooo:rsid="00817630" officeooo:paragraph-rsid="00817630"/>
    </style:style>
    <style:style style:name="P33" style:family="paragraph" style:parent-style-name="Heading_20_2">
      <style:paragraph-properties fo:break-before="page"/>
      <style:text-properties officeooo:rsid="00162cec" officeooo:paragraph-rsid="00162cec"/>
    </style:style>
    <style:style style:name="P34" style:family="paragraph" style:parent-style-name="Heading_20_2">
      <style:paragraph-properties fo:break-before="page"/>
      <style:text-properties officeooo:rsid="0023683d" officeooo:paragraph-rsid="0023683d"/>
    </style:style>
    <style:style style:name="P35" style:family="paragraph" style:parent-style-name="Heading_20_2">
      <style:paragraph-properties fo:break-before="page"/>
      <style:text-properties officeooo:rsid="00673d67" officeooo:paragraph-rsid="00673d67"/>
    </style:style>
    <style:style style:name="P36" style:family="paragraph" style:parent-style-name="Heading_20_3">
      <style:paragraph-properties fo:text-align="justify" style:justify-single-word="false"/>
      <style:text-properties officeooo:rsid="00174d78" officeooo:paragraph-rsid="00174d78"/>
    </style:style>
    <style:style style:name="P37" style:family="paragraph" style:parent-style-name="Heading_20_3">
      <style:paragraph-properties fo:text-align="justify" style:justify-single-word="false"/>
      <style:text-properties officeooo:rsid="001ebfbc" officeooo:paragraph-rsid="001ebfbc"/>
    </style:style>
    <style:style style:name="P38" style:family="paragraph" style:parent-style-name="Heading_20_3">
      <style:text-properties officeooo:rsid="0025f2b2" officeooo:paragraph-rsid="0025f2b2"/>
    </style:style>
    <style:style style:name="P39" style:family="paragraph" style:parent-style-name="Heading_20_3">
      <style:paragraph-properties fo:break-before="page"/>
      <style:text-properties officeooo:rsid="003bc6e6" officeooo:paragraph-rsid="003bc6e6"/>
    </style:style>
    <style:style style:name="T1" style:family="text">
      <style:text-properties officeooo:rsid="0039f62d"/>
    </style:style>
    <style:style style:name="T2" style:family="text">
      <style:text-properties officeooo:rsid="0081b387"/>
    </style:style>
    <style:style style:name="T3" style:family="text">
      <style:text-properties officeooo:rsid="00845714"/>
    </style:style>
    <style:style style:name="T4" style:family="text">
      <style:text-properties officeooo:rsid="00867658"/>
    </style:style>
    <style:style style:name="T5" style:family="text">
      <style:text-properties officeooo:rsid="00884fa4"/>
    </style:style>
    <style:style style:name="T6" style:family="text">
      <style:text-properties officeooo:rsid="008858eb"/>
    </style:style>
    <style:style style:name="T7" style:family="text">
      <style:text-properties officeooo:rsid="008a8f21"/>
    </style:style>
    <style:style style:name="T8" style:family="text">
      <style:text-properties officeooo:rsid="0092325e"/>
    </style:style>
    <style:style style:name="T9" style:family="text">
      <style:text-properties officeooo:rsid="0092b8a6"/>
    </style:style>
    <style:style style:name="T10" style:family="text">
      <style:text-properties officeooo:rsid="00958c40"/>
    </style:style>
    <style:style style:name="T11" style:family="text">
      <style:text-properties officeooo:rsid="009c070a"/>
    </style:style>
    <style:style style:name="T12" style:family="text">
      <style:text-properties officeooo:rsid="009c9c94"/>
    </style:style>
    <style:style style:name="T13" style:family="text">
      <style:text-properties officeooo:rsid="00a20e8b"/>
    </style:style>
    <style:style style:name="T14" style:family="text">
      <style:text-properties officeooo:rsid="00a661cd"/>
    </style:style>
    <style:style style:name="T15" style:family="text">
      <style:text-properties officeooo:rsid="00ac2fb0"/>
    </style:style>
    <style:style style:name="T16" style:family="text">
      <style:text-properties officeooo:rsid="00af2742"/>
    </style:style>
    <style:style style:name="T17" style:family="text">
      <style:text-properties officeooo:rsid="00d620b5"/>
    </style:style>
    <style:style style:name="T18" style:family="text">
      <style:text-properties officeooo:rsid="00dd53ea"/>
    </style:style>
    <style:style style:name="T19" style:family="text">
      <style:text-properties officeooo:rsid="00e4294d"/>
    </style:style>
    <style:style style:name="T20" style:family="text">
      <style:text-properties officeooo:rsid="00ed5c62"/>
    </style:style>
    <style:style style:name="T21" style:family="text">
      <style:text-properties officeooo:rsid="00f9eaf6"/>
    </style:style>
    <style:style style:name="T22" style:family="text">
      <style:text-properties officeooo:rsid="00fbb060"/>
    </style:style>
    <style:style style:name="T23" style:family="text">
      <style:text-properties officeooo:rsid="010313b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2">ORGANIZACJA I ARCHITEKTURA KOMPUTERÓW</text:p>
      <text:p text:style-name="P21">LAB <text:span text:style-name="T8">3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pan text:style-name="T9">08</text:span> <text:span text:style-name="T9">CZERWCA </text:span>2019</text:p>
      <text:p text:style-name="P19">ŚRODA, TN 17:05 </text:p>
      <text:p text:style-name="P19">AUTOR: WOJCIECH KUR </text:p>
      <text:p text:style-name="P20">PROWADZĄCY: DR INŻ. PIOTR PATRONIK 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8">Spis treści</text:p>
          </text:index-title>
          <text:p text:style-name="P29"><text:a xlink:type="simple" xlink:href="#__RefHeading___Toc106_2341823925" text:style-name="Index_20_Link" text:visited-style-name="Index_20_Link">1. Treść ćwiczenia<text:tab/>3</text:a></text:p>
          <text:p text:style-name="P30"><text:a xlink:type="simple" xlink:href="#__RefHeading___Toc108_2341823925" text:style-name="Index_20_Link" text:visited-style-name="Index_20_Link">1.1. Zakres i program ćwiczenia<text:tab/>3</text:a></text:p>
          <text:p text:style-name="P30"><text:a xlink:type="simple" xlink:href="#__RefHeading___Toc110_2341823925" text:style-name="Index_20_Link" text:visited-style-name="Index_20_Link">1.2. Zrealizowane zadania<text:tab/>3</text:a></text:p>
          <text:p text:style-name="P29"><text:a xlink:type="simple" xlink:href="#__RefHeading___Toc119_2341823925" text:style-name="Index_20_Link" text:visited-style-name="Index_20_Link">2. Przebieg ćwiczenia<text:tab/>4</text:a></text:p>
          <text:p text:style-name="P30"><text:a xlink:type="simple" xlink:href="#__RefHeading___Toc121_2341823925" text:style-name="Index_20_Link" text:visited-style-name="Index_20_Link">2.1. Konstrukcja pliku źródłowego „adder”<text:tab/>4</text:a></text:p>
          <text:p text:style-name="P30"><text:a xlink:type="simple" xlink:href="#__RefHeading___Toc123_2341823925" text:style-name="Index_20_Link" text:visited-style-name="Index_20_Link">2.2. Konstrukcja pliku źródłowego „multiplier”<text:tab/>9</text:a></text:p>
          <text:p text:style-name="P29"><text:a xlink:type="simple" xlink:href="#__RefHeading___Toc127_2341823925" text:style-name="Index_20_Link" text:visited-style-name="Index_20_Link">3. Podsumowanie<text:tab/>12</text:a></text:p>
          <text:p text:style-name="P29"><text:a xlink:type="simple" xlink:href="#__RefHeading___Toc136_2341823925" text:style-name="Index_20_Link" text:visited-style-name="Index_20_Link">4. Literatura<text:tab/>12</text:a></text:p>
        </text:index-body>
      </text:table-of-content>
      <text:p text:style-name="P6"/>
      <text:h text:style-name="P33" text:outline-level="2"><text:bookmark-start text:name="__RefHeading___Toc106_2341823925"/>1. Treść ćwiczenia<text:bookmark-end text:name="__RefHeading___Toc106_2341823925"/></text:h>
      <text:h text:style-name="P36" text:outline-level="3"><text:bookmark-start text:name="__RefHeading___Toc108_2341823925"/>1.1. Zakres i program ćwiczenia<text:bookmark-end text:name="__RefHeading___Toc108_2341823925"/></text:h>
      <text:p text:style-name="P12">1.1.1. <text:span text:style-name="T10">Napisanie programu dodającego/odejmującego/mnożącego/dzielącego liczby zmiennoprzecinkowe pojedynczej precyzji – bez użycia instrukcji zmiennoprzecinkowych.</text:span></text:p>
      <text:p text:style-name="P14">1.1.2. Napisanie programu drukującego na standardowe wyjście wartoś<text:span text:style-name="T11">ć</text:span> dziesiętn<text:span text:style-name="T11">ą</text:span> liczby zmien<text:span text:style-name="T12">n</text:span>oprzecinkowej.</text:p>
      <text:h text:style-name="P37" text:outline-level="3"><text:bookmark-start text:name="__RefHeading___Toc110_2341823925"/>1.2. Zrealizowane zadania<text:bookmark-end text:name="__RefHeading___Toc110_2341823925"/></text:h>
      <text:p text:style-name="P13">1.2.1. <text:span text:style-name="T13">Stworzenie programu dodającego/odejmującego oraz mnożącego liczby zmiennoprzecinkowe pojedynczej precyzji.</text:span></text:p>
      <text:h text:style-name="P34" text:outline-level="2"><text:bookmark-start text:name="__RefHeading___Toc119_2341823925"/>2. Przebieg ćwiczenia<text:bookmark-end text:name="__RefHeading___Toc119_2341823925"/></text:h>
      <text:h text:style-name="P38" text:outline-level="3"><text:bookmark-start text:name="__RefHeading___Toc121_2341823925"/>2.1. Konstrukcja pliku źródłowego „<text:span text:style-name="T14">adder</text:span>”<text:bookmark-end text:name="__RefHeading___Toc121_2341823925"/></text:h>
      <text:p text:style-name="P25">2.1.1. Listing 1: kod źródłowy adder.s</text:p>
      <text:p text:style-name="P4">.data</text:p>
      <text:p text:style-name="P2">EXIT =                      1 </text:p>
      <text:p text:style-name="P2">READ =                      3</text:p>
      <text:p text:style-name="P2">WRITE =                     4</text:p>
      <text:p text:style-name="P2">STDIN =                     0</text:p>
      <text:p text:style-name="P2">STDOUT =                    1</text:p>
      <text:p text:style-name="P2">SYSCALL =                   0x80</text:p>
      <text:p text:style-name="P2"/>
      <text:p text:style-name="P2">sign1:</text:p>
      <text:p text:style-name="P2">.byte 1</text:p>
      <text:p text:style-name="P2">exponent1:</text:p>
      <text:p text:style-name="P2">.byte 2</text:p>
      <text:p text:style-name="P2">mantissa1:</text:p>
      <text:p text:style-name="P2">.byte 1, 2, 4, 1</text:p>
      <text:p text:style-name="P5"/>
      <text:p text:style-name="P2">sign2:</text:p>
      <text:p text:style-name="P2">.byte 0</text:p>
      <text:p text:style-name="P2">exponent2:</text:p>
      <text:p text:style-name="P2">.byte 2</text:p>
      <text:p text:style-name="P2">mantissa2:</text:p>
      <text:p text:style-name="P2">.byte 1, 1, 3, 1</text:p>
      <text:p text:style-name="P5"/>
      <text:p text:style-name="P2">signout:</text:p>
      <text:p text:style-name="P2">.byte 0</text:p>
      <text:p text:style-name="P2">exponentout:</text:p>
      <text:p text:style-name="P2">.byte 0</text:p>
      <text:p text:style-name="P2">mantissaout:</text:p>
      <text:p text:style-name="P2">.byte 0, 0, 0, 0</text:p>
      <text:p text:style-name="P5"/>
      <text:p text:style-name="P2">.text</text:p>
      <text:p text:style-name="P2">.global _start</text:p>
      <text:p text:style-name="P2">_start:</text:p>
      <text:p text:style-name="P2">add $0b01111111, exponent1</text:p>
      <text:p text:style-name="P2">add $0b01111111, exponent2</text:p>
      <text:p text:style-name="P2"/>
      <text:p text:style-name="P2">mov exponent1, %al</text:p>
      <text:p text:style-name="P2">mov exponent2, %bl</text:p>
      <text:p text:style-name="P2">cmp %al, %bl</text:p>
      <text:p text:style-name="P2">jg set_sign_2</text:p>
      <text:p text:style-name="P2">jl set_sign_1</text:p>
      <text:p text:style-name="P2">mov mantissa1, %eax</text:p>
      <text:p text:style-name="P2">mov mantissa2, %ebx</text:p>
      <text:p text:style-name="P2">cmp %eax, %ebx</text:p>
      <text:p text:style-name="P2">jg set_sign_2</text:p>
      <text:p text:style-name="P2"><text:soft-page-break/>jl set_sign_1</text:p>
      <text:p text:style-name="P2">je preparations</text:p>
      <text:p text:style-name="P5"/>
      <text:p text:style-name="P2">set_sign_1:</text:p>
      <text:p text:style-name="P2">mov sign1, %al</text:p>
      <text:p text:style-name="P2">mov %al, signout</text:p>
      <text:p text:style-name="P2">jmp preparations</text:p>
      <text:p text:style-name="P2">set_sign_2:</text:p>
      <text:p text:style-name="P2">mov sign2, %al</text:p>
      <text:p text:style-name="P2">mov %al, signout</text:p>
      <text:p text:style-name="P2"/>
      <text:p text:style-name="P2">preparations:</text:p>
      <text:p text:style-name="P2">mov $0, %cl</text:p>
      <text:p text:style-name="P2">mov exponent1, %al</text:p>
      <text:p text:style-name="P2">mov exponent2, %bl</text:p>
      <text:p text:style-name="P2">cmp %al, %bl</text:p>
      <text:p text:style-name="P2">jl increment_exp2</text:p>
      <text:p text:style-name="P2">je end_shift</text:p>
      <text:p text:style-name="P5"/>
      <text:p text:style-name="P2">increment_exp1:</text:p>
      <text:p text:style-name="P2">inc %al</text:p>
      <text:p text:style-name="P2">inc %cl</text:p>
      <text:p text:style-name="P2">cmp %al, %bl</text:p>
      <text:p text:style-name="P2">jg increment_exp1</text:p>
      <text:p text:style-name="P2"/>
      <text:p text:style-name="P2">mov mantissa1, %esi</text:p>
      <text:p text:style-name="P2">shr %cl, %esi</text:p>
      <text:p text:style-name="P2">mov %esi, mantissa1</text:p>
      <text:p text:style-name="P2">jmp end_shift</text:p>
      <text:p text:style-name="P5"/>
      <text:p text:style-name="P2">increment_exp2:</text:p>
      <text:p text:style-name="P2">inc %bl</text:p>
      <text:p text:style-name="P2">inc %cl</text:p>
      <text:p text:style-name="P2">cmp %bl, %al</text:p>
      <text:p text:style-name="P2">jg increment_exp2</text:p>
      <text:p text:style-name="P2"/>
      <text:p text:style-name="P2">mov mantissa2, %esi</text:p>
      <text:p text:style-name="P2">shr %cl, %esi</text:p>
      <text:p text:style-name="P2">mov %esi, mantissa2</text:p>
      <text:p text:style-name="P5"/>
      <text:p text:style-name="P2">end_shift:</text:p>
      <text:p text:style-name="P2">mov %al, exponentout</text:p>
      <text:p text:style-name="P2">mov $0, %al</text:p>
      <text:p text:style-name="P2"/>
      <text:p text:style-name="P2">mov sign1, %bl</text:p>
      <text:p text:style-name="P2">mov sign2, %cl</text:p>
      <text:p text:style-name="P2">mov mantissa1, %esi</text:p>
      <text:p text:style-name="P2">mov mantissa2, %edi</text:p>
      <text:p text:style-name="P5"/>
      <text:p text:style-name="P2">cmp %bl, %cl</text:p>
      <text:p text:style-name="P2">jg negate_sign2</text:p>
      <text:p text:style-name="P2"><text:soft-page-break/>je adder</text:p>
      <text:p text:style-name="P5"/>
      <text:p text:style-name="P2">neg %edi</text:p>
      <text:p text:style-name="P2">inc %edi</text:p>
      <text:p text:style-name="P2">jmp adder</text:p>
      <text:p text:style-name="P5"/>
      <text:p text:style-name="P2">negate_sign2:</text:p>
      <text:p text:style-name="P2">neg %esi</text:p>
      <text:p text:style-name="P2">inc %esi</text:p>
      <text:p text:style-name="P2">adder:</text:p>
      <text:p text:style-name="P2"/>
      <text:p text:style-name="P2">add %esi, %edi</text:p>
      <text:p text:style-name="P2">cmp %bl, %cl</text:p>
      <text:p text:style-name="P2">je check_shift</text:p>
      <text:p text:style-name="P2">cmp $1, signout</text:p>
      <text:p text:style-name="P2">jne check_shift</text:p>
      <text:p text:style-name="P2">negate:</text:p>
      <text:p text:style-name="P2">neg %edi</text:p>
      <text:p text:style-name="P2">inc %edi</text:p>
      <text:p text:style-name="P2">check_shift:</text:p>
      <text:p text:style-name="P2"/>
      <text:p text:style-name="P2">cmp $0, %edi</text:p>
      <text:p text:style-name="P2">je end</text:p>
      <text:p text:style-name="P2"/>
      <text:p text:style-name="P2">mov %edi, mantissaout</text:p>
      <text:p text:style-name="P2">shr $24, %edi</text:p>
      <text:p text:style-name="P2">cmp $1, %edi</text:p>
      <text:p text:style-name="P2">jl decrement_exp</text:p>
      <text:p text:style-name="P2">je end</text:p>
      <text:p text:style-name="P2"/>
      <text:p text:style-name="P2">inc %al</text:p>
      <text:p text:style-name="P2">mov mantissaout, %esi</text:p>
      <text:p text:style-name="P2">shr $1, %esi</text:p>
      <text:p text:style-name="P2">mov %esi, mantissaout</text:p>
      <text:p text:style-name="P2">jmp end</text:p>
      <text:p text:style-name="P2"/>
      <text:p text:style-name="P2">decrement_exp:</text:p>
      <text:p text:style-name="P2">dec %al</text:p>
      <text:p text:style-name="P2">mov mantissaout, %esi</text:p>
      <text:p text:style-name="P2">shl $1, %esi</text:p>
      <text:p text:style-name="P2">mov %esi, mantissaout</text:p>
      <text:p text:style-name="P2">mov %esi, %edi</text:p>
      <text:p text:style-name="P2">shr $24, %edi</text:p>
      <text:p text:style-name="P2">cmp $1, %di</text:p>
      <text:p text:style-name="P2">jl decrement_exp</text:p>
      <text:p text:style-name="P2">end:</text:p>
      <text:p text:style-name="P2">add %al, exponentout</text:p>
      <text:p text:style-name="P2">mov mantissaout, %esi</text:p>
      <text:p text:style-name="P2">shl $8, %esi</text:p>
      <text:p text:style-name="P2">mov %esi, mantissaout</text:p>
      <text:p text:style-name="P2"/>
      <text:p text:style-name="P2"><text:soft-page-break/>mov $EXIT, %eax</text:p>
      <text:p text:style-name="P2">mov $0, %ebx</text:p>
      <text:p text:style-name="P2">int $SYSCALL</text:p>
      <text:p text:style-name="P26">2.<text:span text:style-name="T1">1</text:span>.<text:span text:style-name="T1">2.</text:span> Opis programu</text:p>
      <text:p text:style-name="P15">W sekcji zmiennych data zadeklarowane <text:span text:style-name="T19">są</text:span> modele kolejno: pierwszej liczby zmiennoprzecinkowej, drugiej liczby zmiennoprzecinkowej oraz wyniku w tym samym formacie. Format ten to: 1 bajt dla znaku, 1 bajt dla wykładnika oraz 4 bajty dla mantysy. Mantysa została rozszerzona o <text:span text:style-name="T22">4</text:span> bajt w celu ułatwienia obliczeń <text:span text:style-name="T17">(jedynka z przodu) </text:span>i nie jest uwzględniana w wyniku końcowym. <text:span text:style-name="T21">Ostatni bit w 3 bajcie służy do ewentualnego zaokrąglenia. Poprawny zapis mantysy w inpucie to: [trzecie 8 bitów][drugie 8 bitów][pierwsze 8 bitów][jedynka z przodu]. Jest to spowodowane notacją little endian. </text:span></text:p>
      <text:p text:style-name="P16">Następuje wyliczenie znaku końcowego oraz wyrównanie wykładników (mniejszy do większego) <text:span text:style-name="T18">po czym mantysy zostają dodane z uwzględnieniem liczby ujemnej (zamiana na liczbę przeciwną). Po wykonaniu operacji dodawania liczba zostaje znormalizowana, a wykładnik odpowiednio zwiększony bądź zmniejszony.</text:span></text:p>
      <text:h text:style-name="P39" text:outline-level="3"><text:bookmark-start text:name="__RefHeading___Toc123_2341823925"/>2.<text:span text:style-name="T15">2</text:span>. Konstrukcja pliku źródłowego „<text:span text:style-name="T15">multiplier</text:span>”<text:bookmark-end text:name="__RefHeading___Toc123_2341823925"/></text:h>
      <text:p text:style-name="P23">2.2.1 Listing 2: kod źródłowy multiplier.s</text:p>
      <text:p text:style-name="P3">.data</text:p>
      <text:p text:style-name="P2">EXIT =                      1 </text:p>
      <text:p text:style-name="P2">READ =                      3</text:p>
      <text:p text:style-name="P2">WRITE =                     4</text:p>
      <text:p text:style-name="P2">STDIN =                     0</text:p>
      <text:p text:style-name="P2">STDOUT =                    1</text:p>
      <text:p text:style-name="P2">SYSCALL =                   0x80</text:p>
      <text:p text:style-name="P5"/>
      <text:p text:style-name="P2">sign1:</text:p>
      <text:p text:style-name="P2">.byte 1</text:p>
      <text:p text:style-name="P2">exponent1:</text:p>
      <text:p text:style-name="P2">.byte 2</text:p>
      <text:p text:style-name="P2">mantissa1:</text:p>
      <text:p text:style-name="P2">.byte 2, 0, 0, 1</text:p>
      <text:p text:style-name="P5"/>
      <text:p text:style-name="P2">sign2:</text:p>
      <text:p text:style-name="P2">.byte 0</text:p>
      <text:p text:style-name="P2">exponent2:</text:p>
      <text:p text:style-name="P2">.byte 2</text:p>
      <text:p text:style-name="P2">mantissa2:</text:p>
      <text:p text:style-name="P2">.byte 2, 0, 0, 1</text:p>
      <text:p text:style-name="P5"/>
      <text:p text:style-name="P2">signout:</text:p>
      <text:p text:style-name="P2">.byte 0</text:p>
      <text:p text:style-name="P2">exponentout:</text:p>
      <text:p text:style-name="P2">.byte 0</text:p>
      <text:p text:style-name="P2">mantissaout:</text:p>
      <text:p text:style-name="P2">.byte 0, 0, 0, 0</text:p>
      <text:p text:style-name="P5"/>
      <text:p text:style-name="P2">.text</text:p>
      <text:p text:style-name="P2">.global _start</text:p>
      <text:p text:style-name="P2">_start:</text:p>
      <text:p text:style-name="P2">add $0b01111111, exponent1</text:p>
      <text:p text:style-name="P2">add $0b01111111, exponent2</text:p>
      <text:p text:style-name="P2"/>
      <text:p text:style-name="P2">mov sign1, %al</text:p>
      <text:p text:style-name="P2">mov sign2, %bl</text:p>
      <text:p text:style-name="P2">xor %al, %bl</text:p>
      <text:p text:style-name="P2">mov %bl, signout</text:p>
      <text:p text:style-name="P2"/>
      <text:p text:style-name="P2">mov exponent1, %al</text:p>
      <text:p text:style-name="P2">mov exponent2, %bl</text:p>
      <text:p text:style-name="P2">sub $0b01111111, %bl</text:p>
      <text:p text:style-name="P2">add %al, %bl</text:p>
      <text:p text:style-name="P2">jc errors</text:p>
      <text:p text:style-name="P2">mov %bl, exponentout</text:p>
      <text:p text:style-name="P2"><text:soft-page-break/></text:p>
      <text:p text:style-name="P2">mov mantissa1, %eax</text:p>
      <text:p text:style-name="P2">mov mantissa2, %esi</text:p>
      <text:p text:style-name="P2">mul %esi</text:p>
      <text:p text:style-name="P2">breakpoint:</text:p>
      <text:p text:style-name="P2">cmp $0, %edx</text:p>
      <text:p text:style-name="P2">je last_check</text:p>
      <text:p text:style-name="P2">shrd $24, %edx, %eax</text:p>
      <text:p text:style-name="P5"/>
      <text:p text:style-name="P2">last_check:</text:p>
      <text:p text:style-name="P2">mov %eax, %esi</text:p>
      <text:p text:style-name="P2">shr $24, %esi</text:p>
      <text:p text:style-name="P2">cmp $1, %esi</text:p>
      <text:p text:style-name="P2">je end</text:p>
      <text:p text:style-name="P5"/>
      <text:p text:style-name="P2">mov exponentout, %bl</text:p>
      <text:p text:style-name="P5"/>
      <text:p text:style-name="P2">last_check_loop:</text:p>
      <text:p text:style-name="P2">shr $1, %eax</text:p>
      <text:p text:style-name="P2">inc %bl</text:p>
      <text:p text:style-name="P2">mov %eax, %esi</text:p>
      <text:p text:style-name="P2">shr $24, %esi</text:p>
      <text:p text:style-name="P2">cmp $1, %esi</text:p>
      <text:p text:style-name="P2">jne last_check_loop</text:p>
      <text:p text:style-name="P5"/>
      <text:p text:style-name="P2">mov %bl, exponentout</text:p>
      <text:p text:style-name="P2">mov %eax, mantissaout</text:p>
      <text:p text:style-name="P2">jnc end</text:p>
      <text:p text:style-name="P2">errors:</text:p>
      <text:p text:style-name="P2">mov $0b11111111, %al</text:p>
      <text:p text:style-name="P2">mov %al, exponentout</text:p>
      <text:p text:style-name="P2">mov $0x00000000, %eax</text:p>
      <text:p text:style-name="P2">mov %eax, mantissaout</text:p>
      <text:p text:style-name="P2"/>
      <text:p text:style-name="P2">end:</text:p>
      <text:p text:style-name="P2">shl $8, %eax</text:p>
      <text:p text:style-name="P2">mov %eax, mantissaout</text:p>
      <text:p text:style-name="P5"/>
      <text:p text:style-name="P2">mov $EXIT, %eax</text:p>
      <text:p text:style-name="P2">mov $0, %ebx</text:p>
      <text:p text:style-name="P2">int $SYSCALL</text:p>
      <text:p text:style-name="P24"/>
      <text:p text:style-name="P27">2.<text:span text:style-name="T16">2</text:span>.<text:span text:style-name="T1">2.</text:span> Opis programu</text:p>
      <text:p text:style-name="P17">Program przyjmuje takie same modele liczby zminnoprzecinkowej <text:span text:style-name="T20">jak podczas dodawania. Znak wyniku zostaje wyliczony za pomocą rozkazu XOR. Wykładniki zostają dodane oraz odjęte zostaje obciążenie w celu przywrócenia liczby do prawidłowego stanu. Następnie mantysy zostają wymnożone, wynik skrócony do 24bitów (23 bity + 1 w celu ewentualnego zaokrąglenia) oraz znormalizowany.</text:span></text:p>
      <text:h text:style-name="P35" text:outline-level="2"><text:bookmark-start text:name="__RefHeading___Toc127_2341823925"/>3. Podsumowanie<text:bookmark-end text:name="__RefHeading___Toc127_2341823925"/></text:h>
      <text:p text:style-name="P18">Zadanie zostało wykonane w połowie i choć w przypadku dodawania jak i mnożenia nie została zaimplementowana obsługa wszystkich wyjątków to program udało się zredukować o część instrukcji. <text:span text:style-name="T23">Jest to dowodem na to, iż stosowanie pewnych założeń oraz konkretnych instrukcji (lub zasad działania procesora) pozwala zoptymalizować działanie programu.</text:span></text:p>
      <text:h text:style-name="P32" text:outline-level="2"><text:bookmark-start text:name="__RefHeading___Toc136_2341823925"/>4. Literatura<text:bookmark-end text:name="__RefHeading___Toc136_2341823925"/></text:h>
      <text:p text:style-name="P7"><text:span text:style-name="T2">4.1. </text:span><text:a xlink:type="simple" xlink:href="http://zak.ict.pwr.wroc.pl/materials/architektura/laboratorium%20AK2/wzorzec%20sprawozdania.pdf" text:style-name="Internet_20_link" text:visited-style-name="Visited_20_Internet_20_Link">http://zak.ict.pwr.wroc.pl/materials/architektura/laboratorium%20AK2/wzorzec%20sprawozdania.pdf</text:a>, <text:span text:style-name="T2">wzorzec sprawozdania</text:span></text:p>
      <text:p text:style-name="P7"><text:span text:style-name="T2">4.2. </text:span><text:a xlink:type="simple" xlink:href="http://jedrzej.ulasiewicz.staff.iiar.pwr.wroc.pl/Architektura-Komputerow/lab/Architektura-63.pdf" text:style-name="Internet_20_link" text:visited-style-name="Visited_20_Internet_20_Link">http://jedrzej.ulasiewicz.staff.iiar.pwr.wroc.pl/Architektura-Komputerow/lab/Architektura-63.pdf</text:a>, laboratorium architektury komputerów – materiały dr Jędrzeja Ułasiewicza</text:p>
      <text:p text:style-name="P8"><text:span text:style-name="T3">4.3. </text:span><text:a xlink:type="simple" xlink:href="https://pl.wikibooks.org/wiki/Asembler_x86" text:style-name="Internet_20_link" text:visited-style-name="Visited_20_Internet_20_Link">https://pl.wikibooks.org/wiki/Asembler_x86</text:a>, teoria oraz prosty program krok po kroku</text:p>
      <text:p text:style-name="P11"><text:span text:style-name="T7">4.4. </text:span><text:a xlink:type="simple" xlink:href="http://quantum-mirror.hu/mirrors/pub/gnusavannah/pgubook/ProgrammingGroundUp-1-0-booksize.pdf?fbclid=IwAR0b_yzxqe1Ib9ANvA1BX5r4fFWKh6TarAiws4QtwKpikw2nGNYaYwcYwfI" text:style-name="Internet_20_link" text:visited-style-name="Visited_20_Internet_20_Link">http://quantum-mirror.hu/mirrors/pub/gnusavannah/pgubook/ProgrammingGroundUp-1-0-booksize.pdf?fbclid=IwAR0b_yzxqe1Ib9ANvA1BX5r4fFWKh6TarAiws4QtwKpikw2nGNYaYwcYwfI</text:a>, <text:span text:style-name="T7">Programming from the Ground Up</text:span></text:p>
      <text:p text:style-name="P9"><text:span text:style-name="T4">4.5. </text:span><text:a xlink:type="simple" xlink:href="http://www.cs.umd.edu/~meesh/cmsc311/links/handouts/ia32.pdf" text:style-name="Internet_20_link" text:visited-style-name="Visited_20_Internet_20_Link">http://www.cs.umd.edu/~meesh/cmsc311/links/handouts/ia32.pdf</text:a></text:p>
      <text:p text:style-name="P10"><text:span text:style-name="T5">4.6. </text:span><text:a xlink:type="simple" xlink:href="http://zak.ict.pwr.wroc.pl/materials/architektura/laboratorium%20AK2/Dokumentacja/Intel%20Penium%20IV/IA-32%20Intel%20Architecture%20Software%20Developers%20Manual%20vol.%202%20-%20Instruction%20Set%20Reference.pdf" text:style-name="Internet_20_link" text:visited-style-name="Visited_20_Internet_20_Link">http://zak.ict.pwr.wroc.pl/materials/architektura/laboratorium%20AK2/Dokumentacja/Intel%20Penium%20IV/IA-32%20Intel%20Architecture%20Software%20Developers%20Manual%20vol.%202%20-%20Instruction%20Set%20Reference.pdf</text:a>, <text:span text:style-name="T6">dokumentacja intela (Instruction Reference vol.2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1:05:44.067561196</meta:creation-date>
    <dc:date>2019-06-10T21:05:43.628079774</dc:date>
    <meta:editing-duration>PT7H16M51S</meta:editing-duration>
    <meta:editing-cycles>200</meta:editing-cycles>
    <meta:generator>LibreOffice/6.0.7.3$Linux_X86_64 LibreOffice_project/00m0$Build-3</meta:generator>
    <meta:document-statistic meta:table-count="0" meta:image-count="0" meta:object-count="0" meta:page-count="12" meta:paragraph-count="241" meta:word-count="872" meta:character-count="6408" meta:non-whitespace-character-count="5531"/>
  </office:meta>
</office:document-meta>
</file>